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fo:color="#9b00d3"/>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fo:color="#9b00d3"/>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fo:color="#9b00d3"/>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Evidencing A5: Engage in continuing professional development in subjects/disciplines and their pedagogy, incorporating research, scholarship and the evaluation of professional practices</text:span></text:p>
      <text:p text:style-name="P1"><text:span text:style-name="T1">This Area of Activity is about how you maintain and develop your capability to perform your teaching and learning support roles. It includes:</text:span></text:p>
      <text:p text:style-name="P1"><text:span text:style-name="T1"/></text:p>
      <text:p text:style-name="P1"><text:span text:style-name="T1"><text:s text:c="4"/>How you incorporate subject and pedagogic research and/or scholarship within your professional practice as a teacher/supporter of learning</text:span></text:p>
      <text:p text:style-name="P1"><text:span text:style-name="T1"/></text:p>
      <text:p text:style-name="P1"><text:span text:style-name="T1"><text:s text:c="4"/>How you gather and utilise information from your own activities</text:span></text:p>
      <text:p text:style-name="P1"><text:span text:style-name="T1"/></text:p>
      <text:p text:style-name="P1"><text:span text:style-name="T1">Activities you undertake as part of a group or team are valued as much as individual activities. You do not have to be directly involved in research, and if your main responsibilities lie outside this area please indicate how you support your teaching and support of learning through other types of scholarly and/or professional activity. Relevant professional activities may include those you engage in outside the higher education context.</text:span></text:p>
      <text:p text:style-name="P1"><text:span text:style-name="T1"/></text:p>
      <text:p text:style-name="P1"><text:span text:style-name="T1">These activities are likely to be wide ranging, incorporating both formal and informal approaches to continuing professional development. Examples include:</text:span></text:p>
      <text:p text:style-name="P1"><text:span text:style-name="T1"/></text:p>
      <text:p text:style-name="P1"><text:span text:style-name="T1"><text:s text:c="4"/>presenting or participating in conferences on teaching and learning (often discipline-specific) </text:span></text:p>
      <text:p text:style-name="P1"><text:span text:style-name="T1"><text:s text:c="4"/>attending workshops or training events</text:span></text:p>
      <text:p text:style-name="P1"><text:span text:style-name="T1"><text:s text:c="4"/>engaging in peer observation or peer review of teaching</text:span></text:p>
      <text:p text:style-name="P1"><text:span text:style-name="T1"><text:s text:c="4"/>regular departmental meetings where the discussion is about learning and teaching issues</text:span></text:p>
      <text:p text:style-name="P1"><text:span text:style-name="T1"><text:s text:c="4"/>â€˜corridor discussionsâ€™ about teaching</text:span></text:p>
      <text:p text:style-name="P1"><text:span text:style-name="T1"><text:s text:c="4"/>bidding for and involvement in projects or research on teaching and learning</text:span></text:p>
      <text:p text:style-name="P1"><text:span text:style-name="T1"><text:s text:c="4"/>implementing new approaches</text:span></text:p>
      <text:p text:style-name="P1"><text:span text:style-name="T1"><text:s text:c="4"/>subject and other network activities</text:span></text:p>
      <text:p text:style-name="P1"><text:span text:style-name="T1"><text:s text:c="4"/>reading</text:span></text:p>
      <text:p text:style-name="P1"><text:span text:style-name="T1"><text:s text:c="4"/>visits to other institutions/organisations</text:span></text:p>
      <text:p text:style-name="P1"><text:span text:style-name="T1"/></text:p>
      <text:p text:style-name="P1"><text:span text:style-name="T1">Address the following in your account:</text:span></text:p>
      <text:p text:style-name="P1"><text:span text:style-name="T1"/></text:p>
      <text:p text:style-name="P1"><text:span text:style-name="T1">1. Your main strategies for updating and developing your capability as a teacher/supporter of learning (â‰¤ 100 words). Refer here to any activities you have undertaken to update yourself on aspects of teaching and learning, for example, staff development activities or conferences on learning and teaching or participation in projects to develop learning methods</text:span></text:p>
      <text:p text:style-name="P1"><text:span text:style-name="T1">2. How you used the outcomes from the above CPD strategies to improve the student learning experience and your own working practice</text:span></text:p>
      <text:p text:style-name="P1"><text:span text:style-name="T1">3. Which elements of Core Knowledge you utilised, how and why</text:span></text:p>
      <text:p text:style-name="P1"><text:span text:style-name="T1">4. Which Professional Values you applied, how and why</text:span></text:p>
      <text:p text:style-name="P1"><text:span text:style-name="T1"/></text:p>
      <text:p text:style-name="P1"><text:span text:style-name="T1">Type your evidence in the following text box: (486 words)</text:span></text:p>
      <text:p text:style-name="P1"><text:span text:style-name="T1"/></text:p>
      <text:p text:style-name="P1"><text:span text:style-name="T1">I attended a session organised by Lorena Barba at a recent SIAM conference on "Teaching Computational Thinking" (http://www.siam.org/meetings/cse15/). There were discussions on teaching version control and automatic grading of assignments for large classes. I am planning to teach version control using git next year in one of my courses. Lorena Barba presented evidence that teaching programming using python helped students to learn programming more quickly as they do not have to spend a lot of time learning the syntax. She also described how she asks students to code up an unstable numerical method before they have done the stability analysis shown that it is unstable. This gives them the motivation for understanding the stability analysis. I am planning to re-sequence activities next year to accommodate this advice. She advised that students should not be given electronic versions of code to modify - they should be given printed code and asked to retype it, to ensure that they read the code carefully before making the required modifications. I will also incorporate this technique. From this conference session I learned about some appropriate teaching methods (K2) and about some evidence-informed approaches (V3).<text:s/></text:span><text:span text:style-name="T2">Swap this with the next paragraph so that you do general then specific</text:span></text:p>
      <text:p text:style-name="P1"><text:span text:style-name="T3"/></text:p>
      <text:p text:style-name="P1"><text:span text:style-name="T3">During October and November 2014 I undertook a 60 hour MOOC on STEM teaching (http://www.siam.org/meetings/cse15/) in which I achieved a "Statement of Acomplishment with Distinction" and 92% overall in multiple-choice questions and peer-assessed assignments. During this course I learned about the principles of learning, learning objectives, assessments, numerous forms of learning activities including peer instruction, learning environments, student motivation and lesson planning. As a result of this course I implemented peer instruction into my classes and I have been making teaching videos.<text:s/></text:span><text:span text:style-name="T4">(swap with previous paragraph)</text:span></text:p>
      <text:p text:style-name="P1"><text:span text:style-name="T5"/></text:p>
      <text:p text:style-name="P1"><text:span text:style-name="T5">I have learned from peer observations of my lectures - in particular that I need to spend more time going through exercises after the students have attempted the exercises. I have also learned from observing other people's lectures and I have been asked to observe lectures in addition to my department quota. For example, I have learned to ask for very short feedback, on post-it notes, at the end of every class. This has enhanced my knowledge of methods for evaluating the effectiveness of teaching (K5). </text:span></text:p>
      <text:p text:style-name="P1"><text:span text:style-name="T5"/></text:p>
      <text:p text:style-name="P1"><text:span text:style-name="T5">I am involved in a research project to design a new weather and climate forecasting model with the UK Met Office. This project is closely aligned with the subjects I am teaching. As a result of the Met Office project, I have introduced a new topic into my teaching: the finite element method, because the Met Office are developing a finite element model. The inclusion of this new topic demonstrates my knowledge of the subject material (K1) and an acknowledgement of the wider context in which higher education operates (V4), creating taught material that is relevant to prospective employers. </text:span></text:p>
      <text:p text:style-name="P1"><text:span text:style-name="T5"/></text:p>
      <text:p text:style-name="P1"><text:span text:style-name="T5">I will continue to attend university workshops on teaching and sessions on teaching at conferences. I think you need to demonstrate sustained committment to development a little better.<text:s text:c="2"/></text:span><text:span text:style-name="T6">You could mention attending dept weekly staff meetings that have teaching focus and external examiner feedback meetings?</text:span></text:p>
      <text:p text:style-name="P1"><text:span text:style-name="T7"/></text:p>
      <text:p text:style-name="P1"><text:span text:style-name="T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